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38in"/>
    </style:style>
    <style:style style:name="co2" style:family="table-column">
      <style:table-column-properties fo:break-before="auto" style:column-width="0.7118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1.0283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0.639in"/>
    </style:style>
    <style:style style:name="co7" style:family="table-column">
      <style:table-column-properties fo:break-before="auto" style:column-width="0.908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0.0008in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008in solid #000000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0.0008in solid #000000" fo:border-left="none" fo:border-right="0.0008in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Analysis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16"/>
        <table:table-column table:style-name="co5" table:default-cell-style-name="ce6"/>
        <table:table-column table:style-name="co3" table:default-cell-style-name="Default"/>
        <table:table-column table:style-name="co4" table:default-cell-style-name="ce16"/>
        <table:table-column table:style-name="co1" table:number-columns-repeated="1017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>
            <draw:frame table:end-cell-address="Analysis.Q29" table:end-x="0.0366in" table:end-y="0.124in" draw:z-index="0" draw:style-name="gr1" svg:width="7.2937in" svg:height="5.0098in" svg:x="0.0268in" svg:y="0.1764in">
              <draw:object draw:notify-on-update-of-ranges="Analysis.B9:Analysis.B74 Analysis.B3:Analysis.B3 Analysis.D9:Analysis.D74 Analysis.E3:Analysis.E3 Analysis.G9:Analysis.G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table:number-columns-spanned="3" table:number-rows-spanned="1">
            <text:p>Damage</text:p>
          </table:table-cell>
          <table:covered-table-cell table:style-name="ce8"/>
          <table:covered-table-cell table:style-name="ce13"/>
          <table:table-cell table:style-name="ce1" office:value-type="string" table:number-columns-spanned="3" table:number-rows-spanned="1">
            <text:p>Self-Damage</text:p>
          </table:table-cell>
          <table:covered-table-cell table:style-name="ce8"/>
          <table:covered-table-cell table:style-name="ce13"/>
          <table:table-cell table:number-columns-repeated="1017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style-name="ce9" office:value-type="string">
            <text:p>max</text:p>
          </table:table-cell>
          <table:table-cell table:style-name="ce14" office:value-type="string">
            <text:p>total</text:p>
          </table:table-cell>
          <table:table-cell table:style-name="ce2" office:value-type="string">
            <text:p>min</text:p>
          </table:table-cell>
          <table:table-cell table:style-name="ce9" office:value-type="string">
            <text:p>max</text:p>
          </table:table-cell>
          <table:table-cell table:style-name="ce14" office:value-type="string">
            <text:p>total</text:p>
          </table:table-cell>
          <table:table-cell table:number-columns-repeated="1017"/>
        </table:table-row>
        <table:table-row table:style-name="ro1">
          <table:table-cell/>
          <table:table-cell table:style-name="ce3" table:formula="of:=MIN([Data.$A$2:.$A$5000])" office:value-type="float" office:value="83">
            <text:p>83</text:p>
          </table:table-cell>
          <table:table-cell table:style-name="ce10" table:formula="of:=MAX([Data.$A$2:.A5000])" office:value-type="float" office:value="101">
            <text:p>101</text:p>
          </table:table-cell>
          <table:table-cell table:style-name="ce15" table:formula="of:=COUNT([Data.$A$2:.$A$5000])" office:value-type="float" office:value="2424">
            <text:p>2424</text:p>
          </table:table-cell>
          <table:table-cell table:style-name="ce3" table:formula="of:=MIN([Data.$B$2:.$B$5000])" office:value-type="float" office:value="53">
            <text:p>53</text:p>
          </table:table-cell>
          <table:table-cell table:style-name="ce10" table:formula="of:=MAX([Data.$B$2:.$B$5000])" office:value-type="float" office:value="71">
            <text:p>71</text:p>
          </table:table-cell>
          <table:table-cell table:style-name="ce15" table:formula="of:=COUNT([Data.$B$2:.$B$5000])" office:value-type="float" office:value="4360">
            <text:p>43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table:number-columns-spanned="3" table:number-rows-spanned="1">
            <text:p>average</text:p>
          </table:table-cell>
          <table:covered-table-cell table:style-name="ce11"/>
          <table:covered-table-cell/>
          <table:table-cell table:style-name="ce18" office:value-type="string" table:number-columns-spanned="3" table:number-rows-spanned="1">
            <text:p>average</text:p>
          </table:table-cell>
          <table:covered-table-cell table:style-name="ce11"/>
          <table:covered-table-cell/>
          <table:table-cell table:number-columns-repeated="1017"/>
        </table:table-row>
        <table:table-row table:style-name="ro1">
          <table:table-cell/>
          <table:table-cell table:style-name="ce5" table:formula="of:=AVERAGE([Data.A2:.A5000])" office:value-type="float" office:value="92.134900990099" table:number-columns-spanned="3" table:number-rows-spanned="1">
            <text:p>92.1349009901</text:p>
          </table:table-cell>
          <table:covered-table-cell table:style-name="ce11"/>
          <table:covered-table-cell/>
          <table:table-cell table:style-name="ce19" table:formula="of:=AVERAGE([Data.B2:.B5000])" office:value-type="float" office:value="62.1717889908257" table:number-columns-spanned="3" table:number-rows-spanned="1">
            <text:p>62.1717889908</text:p>
          </table:table-cell>
          <table:covered-table-cell table:style-name="ce11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>
            <text:p>damage</text:p>
          </table:table-cell>
          <table:table-cell table:style-name="ce9" office:value-type="string">
            <text:p>count</text:p>
          </table:table-cell>
          <table:table-cell table:style-name="ce14" office:value-type="string">
            <text:p>frequency</text:p>
          </table:table-cell>
          <table:table-cell table:style-name="ce2" office:value-type="string">
            <text:p>damage+30</text:p>
          </table:table-cell>
          <table:table-cell table:style-name="ce9" office:value-type="string">
            <text:p>count</text:p>
          </table:table-cell>
          <table:table-cell table:style-name="ce14" office:value-type="string">
            <text:p>frequenc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matrix-columns-spanned="1" table:number-matrix-rows-spanned="66" table:formula="of:=FREQUENCY([Data.A2:.A5000];[.B9:.B73])" office:value-type="float" office:value="0">
            <text:p>0</text:p>
          </table:table-cell>
          <table:table-cell table:formula="of:=[.C9]/[.$D$5]" office:value-type="float" office:value="0">
            <text:p>0</text:p>
          </table:table-cell>
          <table:table-cell table:formula="of:=[.B9]+30" office:value-type="float" office:value="80">
            <text:p>80</text:p>
          </table:table-cell>
          <table:table-cell table:number-matrix-columns-spanned="1" table:number-matrix-rows-spanned="36" table:formula="of:=FREQUENCY([Data.$B$2:.$B$5000];[.$B$9:.$B$43])" office:value-type="float" office:value="0">
            <text:p>0</text:p>
          </table:table-cell>
          <table:table-cell table:formula="of:=[.F9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C10]/[.$D$5]" office:value-type="float" office:value="0">
            <text:p>0</text:p>
          </table:table-cell>
          <table:table-cell table:formula="of:=[.B10]+30"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F10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C11]/[.$D$5]" office:value-type="float" office:value="0">
            <text:p>0</text:p>
          </table:table-cell>
          <table:table-cell table:formula="of:=[.B11]+30"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F11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C12]/[.$D$5]" office:value-type="float" office:value="0">
            <text:p>0</text:p>
          </table:table-cell>
          <table:table-cell table:formula="of:=[.B12]+30" office:value-type="float" office:value="83">
            <text:p>83</text:p>
          </table:table-cell>
          <table:table-cell office:value-type="float" office:value="20">
            <text:p>20</text:p>
          </table:table-cell>
          <table:table-cell table:formula="of:=[.F12]/[.$G$5]" office:value-type="float" office:value="0.00458715596330275">
            <text:p>0.0045871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C13]/[.$D$5]" office:value-type="float" office:value="0">
            <text:p>0</text:p>
          </table:table-cell>
          <table:table-cell table:formula="of:=[.B13]+30" office:value-type="float" office:value="84">
            <text:p>84</text:p>
          </table:table-cell>
          <table:table-cell office:value-type="float" office:value="70">
            <text:p>70</text:p>
          </table:table-cell>
          <table:table-cell table:formula="of:=[.F13]/[.$G$5]" office:value-type="float" office:value="0.0160550458715596">
            <text:p>0.01605504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C14]/[.$D$5]" office:value-type="float" office:value="0">
            <text:p>0</text:p>
          </table:table-cell>
          <table:table-cell table:formula="of:=[.B14]+30" office:value-type="float" office:value="85">
            <text:p>85</text:p>
          </table:table-cell>
          <table:table-cell office:value-type="float" office:value="164">
            <text:p>164</text:p>
          </table:table-cell>
          <table:table-cell table:formula="of:=[.F14]/[.$G$5]" office:value-type="float" office:value="0.0376146788990826">
            <text:p>0.03761467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C15]/[.$D$5]" office:value-type="float" office:value="0">
            <text:p>0</text:p>
          </table:table-cell>
          <table:table-cell table:formula="of:=[.B15]+30" office:value-type="float" office:value="86">
            <text:p>86</text:p>
          </table:table-cell>
          <table:table-cell office:value-type="float" office:value="211">
            <text:p>211</text:p>
          </table:table-cell>
          <table:table-cell table:formula="of:=[.F15]/[.$G$5]" office:value-type="float" office:value="0.048394495412844">
            <text:p>0.04839449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C16]/[.$D$5]" office:value-type="float" office:value="0">
            <text:p>0</text:p>
          </table:table-cell>
          <table:table-cell table:formula="of:=[.B16]+30" office:value-type="float" office:value="87">
            <text:p>87</text:p>
          </table:table-cell>
          <table:table-cell office:value-type="float" office:value="215">
            <text:p>215</text:p>
          </table:table-cell>
          <table:table-cell table:formula="of:=[.F16]/[.$G$5]" office:value-type="float" office:value="0.0493119266055046">
            <text:p>0.04931192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C17]/[.$D$5]" office:value-type="float" office:value="0">
            <text:p>0</text:p>
          </table:table-cell>
          <table:table-cell table:formula="of:=[.B17]+30" office:value-type="float" office:value="88">
            <text:p>88</text:p>
          </table:table-cell>
          <table:table-cell office:value-type="float" office:value="309">
            <text:p>309</text:p>
          </table:table-cell>
          <table:table-cell table:formula="of:=[.F17]/[.$G$5]" office:value-type="float" office:value="0.0708715596330275">
            <text:p>0.07087155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C18]/[.$D$5]" office:value-type="float" office:value="0">
            <text:p>0</text:p>
          </table:table-cell>
          <table:table-cell table:formula="of:=[.B18]+30" office:value-type="float" office:value="89">
            <text:p>89</text:p>
          </table:table-cell>
          <table:table-cell office:value-type="float" office:value="329">
            <text:p>329</text:p>
          </table:table-cell>
          <table:table-cell table:formula="of:=[.F18]/[.$G$5]" office:value-type="float" office:value="0.0754587155963303">
            <text:p>0.07545871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C19]/[.$D$5]" office:value-type="float" office:value="0">
            <text:p>0</text:p>
          </table:table-cell>
          <table:table-cell table:formula="of:=[.B19]+30" office:value-type="float" office:value="90">
            <text:p>90</text:p>
          </table:table-cell>
          <table:table-cell office:value-type="float" office:value="315">
            <text:p>315</text:p>
          </table:table-cell>
          <table:table-cell table:formula="of:=[.F19]/[.$G$5]" office:value-type="float" office:value="0.0722477064220183">
            <text:p>0.07224770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C20]/[.$D$5]" office:value-type="float" office:value="0">
            <text:p>0</text:p>
          </table:table-cell>
          <table:table-cell table:formula="of:=[.B20]+30" office:value-type="float" office:value="91">
            <text:p>91</text:p>
          </table:table-cell>
          <table:table-cell office:value-type="float" office:value="323">
            <text:p>323</text:p>
          </table:table-cell>
          <table:table-cell table:formula="of:=[.F20]/[.$G$5]" office:value-type="float" office:value="0.0740825688073394">
            <text:p>0.0740825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C21]/[.$D$5]" office:value-type="float" office:value="0">
            <text:p>0</text:p>
          </table:table-cell>
          <table:table-cell table:formula="of:=[.B21]+30" office:value-type="float" office:value="92">
            <text:p>92</text:p>
          </table:table-cell>
          <table:table-cell office:value-type="float" office:value="312">
            <text:p>312</text:p>
          </table:table-cell>
          <table:table-cell table:formula="of:=[.F21]/[.$G$5]" office:value-type="float" office:value="0.0715596330275229">
            <text:p>0.0715596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C22]/[.$D$5]" office:value-type="float" office:value="0">
            <text:p>0</text:p>
          </table:table-cell>
          <table:table-cell table:formula="of:=[.B22]+30" office:value-type="float" office:value="93">
            <text:p>93</text:p>
          </table:table-cell>
          <table:table-cell office:value-type="float" office:value="324">
            <text:p>324</text:p>
          </table:table-cell>
          <table:table-cell table:formula="of:=[.F22]/[.$G$5]" office:value-type="float" office:value="0.0743119266055046">
            <text:p>0.07431192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C23]/[.$D$5]" office:value-type="float" office:value="0">
            <text:p>0</text:p>
          </table:table-cell>
          <table:table-cell table:formula="of:=[.B23]+30" office:value-type="float" office:value="94">
            <text:p>94</text:p>
          </table:table-cell>
          <table:table-cell office:value-type="float" office:value="345">
            <text:p>345</text:p>
          </table:table-cell>
          <table:table-cell table:formula="of:=[.F23]/[.$G$5]" office:value-type="float" office:value="0.0791284403669725">
            <text:p>0.07912844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C24]/[.$D$5]" office:value-type="float" office:value="0">
            <text:p>0</text:p>
          </table:table-cell>
          <table:table-cell table:formula="of:=[.B24]+30" office:value-type="float" office:value="95">
            <text:p>95</text:p>
          </table:table-cell>
          <table:table-cell office:value-type="float" office:value="314">
            <text:p>314</text:p>
          </table:table-cell>
          <table:table-cell table:formula="of:=[.F24]/[.$G$5]" office:value-type="float" office:value="0.0720183486238532">
            <text:p>0.07201834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f:=[.C25]/[.$D$5]" office:value-type="float" office:value="0">
            <text:p>0</text:p>
          </table:table-cell>
          <table:table-cell table:formula="of:=[.B25]+30" office:value-type="float" office:value="96">
            <text:p>96</text:p>
          </table:table-cell>
          <table:table-cell office:value-type="float" office:value="330">
            <text:p>330</text:p>
          </table:table-cell>
          <table:table-cell table:formula="of:=[.F25]/[.$G$5]" office:value-type="float" office:value="0.0756880733944954">
            <text:p>0.075688073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C26]/[.$D$5]" office:value-type="float" office:value="0">
            <text:p>0</text:p>
          </table:table-cell>
          <table:table-cell table:formula="of:=[.B26]+30" office:value-type="float" office:value="97">
            <text:p>97</text:p>
          </table:table-cell>
          <table:table-cell office:value-type="float" office:value="267">
            <text:p>267</text:p>
          </table:table-cell>
          <table:table-cell table:formula="of:=[.F26]/[.$G$5]" office:value-type="float" office:value="0.0612385321100917">
            <text:p>0.06123853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C27]/[.$D$5]" office:value-type="float" office:value="0">
            <text:p>0</text:p>
          </table:table-cell>
          <table:table-cell table:formula="of:=[.B27]+30" office:value-type="float" office:value="98">
            <text:p>98</text:p>
          </table:table-cell>
          <table:table-cell office:value-type="float" office:value="217">
            <text:p>217</text:p>
          </table:table-cell>
          <table:table-cell table:formula="of:=[.F27]/[.$G$5]" office:value-type="float" office:value="0.0497706422018349">
            <text:p>0.04977064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C28]/[.$D$5]" office:value-type="float" office:value="0">
            <text:p>0</text:p>
          </table:table-cell>
          <table:table-cell table:formula="of:=[.B28]+30" office:value-type="float" office:value="99">
            <text:p>99</text:p>
          </table:table-cell>
          <table:table-cell office:value-type="float" office:value="156">
            <text:p>156</text:p>
          </table:table-cell>
          <table:table-cell table:formula="of:=[.F28]/[.$G$5]" office:value-type="float" office:value="0.0357798165137615">
            <text:p>0.03577981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C29]/[.$D$5]" office:value-type="float" office:value="0">
            <text:p>0</text:p>
          </table:table-cell>
          <table:table-cell table:formula="of:=[.B29]+30" office:value-type="float" office:value="100">
            <text:p>100</text:p>
          </table:table-cell>
          <table:table-cell office:value-type="float" office:value="102">
            <text:p>102</text:p>
          </table:table-cell>
          <table:table-cell table:formula="of:=[.F29]/[.$G$5]" office:value-type="float" office:value="0.023394495412844">
            <text:p>0.02339449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C30]/[.$D$5]" office:value-type="float" office:value="0">
            <text:p>0</text:p>
          </table:table-cell>
          <table:table-cell table:formula="of:=[.B30]+30" office:value-type="float" office:value="101">
            <text:p>101</text:p>
          </table:table-cell>
          <table:table-cell office:value-type="float" office:value="37">
            <text:p>37</text:p>
          </table:table-cell>
          <table:table-cell table:formula="of:=[.F30]/[.$G$5]" office:value-type="float" office:value="0.00848623853211009">
            <text:p>0.00848623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C31]/[.$D$5]" office:value-type="float" office:value="0">
            <text:p>0</text:p>
          </table:table-cell>
          <table:table-cell table:formula="of:=[.B31]+30" office:value-type="float" office:value="102">
            <text:p>102</text:p>
          </table:table-cell>
          <table:table-cell office:value-type="float" office:value="0">
            <text:p>0</text:p>
          </table:table-cell>
          <table:table-cell table:formula="of:=[.F31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C32]/[.$D$5]" office:value-type="float" office:value="0">
            <text:p>0</text:p>
          </table:table-cell>
          <table:table-cell table:formula="of:=[.B32]+30"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F32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C33]/[.$D$5]" office:value-type="float" office:value="0">
            <text:p>0</text:p>
          </table:table-cell>
          <table:table-cell table:formula="of:=[.B33]+30" office:value-type="float" office:value="104">
            <text:p>104</text:p>
          </table:table-cell>
          <table:table-cell office:value-type="float" office:value="0">
            <text:p>0</text:p>
          </table:table-cell>
          <table:table-cell table:formula="of:=[.F33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C34]/[.$D$5]" office:value-type="float" office:value="0">
            <text:p>0</text:p>
          </table:table-cell>
          <table:table-cell table:formula="of:=[.B34]+30"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.F34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C35]/[.$D$5]" office:value-type="float" office:value="0">
            <text:p>0</text:p>
          </table:table-cell>
          <table:table-cell table:formula="of:=[.B35]+30" office:value-type="float" office:value="106">
            <text:p>106</text:p>
          </table:table-cell>
          <table:table-cell office:value-type="float" office:value="0">
            <text:p>0</text:p>
          </table:table-cell>
          <table:table-cell table:formula="of:=[.F35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C36]/[.$D$5]" office:value-type="float" office:value="0">
            <text:p>0</text:p>
          </table:table-cell>
          <table:table-cell table:formula="of:=[.B36]+30"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.F36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C37]/[.$D$5]" office:value-type="float" office:value="0">
            <text:p>0</text:p>
          </table:table-cell>
          <table:table-cell table:formula="of:=[.B37]+30" office:value-type="float" office:value="108">
            <text:p>108</text:p>
          </table:table-cell>
          <table:table-cell office:value-type="float" office:value="0">
            <text:p>0</text:p>
          </table:table-cell>
          <table:table-cell table:formula="of:=[.F37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C38]/[.$D$5]" office:value-type="float" office:value="0">
            <text:p>0</text:p>
          </table:table-cell>
          <table:table-cell table:formula="of:=[.B38]+30"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.F38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C39]/[.$D$5]" office:value-type="float" office:value="0">
            <text:p>0</text:p>
          </table:table-cell>
          <table:table-cell table:formula="of:=[.B39]+30"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.F39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C40]/[.$D$5]" office:value-type="float" office:value="0">
            <text:p>0</text:p>
          </table:table-cell>
          <table:table-cell table:formula="of:=[.B40]+30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F40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C41]/[.$D$5]" office:value-type="float" office:value="0">
            <text:p>0</text:p>
          </table:table-cell>
          <table:table-cell table:formula="of:=[.B41]+30"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.F41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table:formula="of:=[.C42]/[.$D$5]" office:value-type="float" office:value="0.0202145214521452">
            <text:p>0.0202145215</text:p>
          </table:table-cell>
          <table:table-cell table:formula="of:=[.B42]+30"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F42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table:formula="of:=[.C43]/[.$D$5]" office:value-type="float" office:value="0.0552805280528053">
            <text:p>0.0552805281</text:p>
          </table:table-cell>
          <table:table-cell table:formula="of:=[.B43]+30"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.F43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119">
            <text:p>119</text:p>
          </table:table-cell>
          <table:table-cell table:formula="of:=[.C44]/[.$D$5]" office:value-type="float" office:value="0.0490924092409241">
            <text:p>0.0490924092</text:p>
          </table:table-cell>
          <table:table-cell table:formula="of:=[.B44]+30" office:value-type="float" office:value="115">
            <text:p>115</text:p>
          </table:table-cell>
          <table:table-cell office:value-type="float" office:value="0">
            <text:p>0</text:p>
          </table:table-cell>
          <table:table-cell table:formula="of:=[.F44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140">
            <text:p>140</text:p>
          </table:table-cell>
          <table:table-cell table:formula="of:=[.C45]/[.$D$5]" office:value-type="float" office:value="0.0577557755775578">
            <text:p>0.0577557756</text:p>
          </table:table-cell>
          <table:table-cell table:formula="of:=[.B45]+30" office:value-type="float" office:value="116">
            <text:p>116</text:p>
          </table:table-cell>
          <table:table-cell/>
          <table:table-cell table:formula="of:=[.F45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134">
            <text:p>134</text:p>
          </table:table-cell>
          <table:table-cell table:formula="of:=[.C46]/[.$D$5]" office:value-type="float" office:value="0.0552805280528053">
            <text:p>0.0552805281</text:p>
          </table:table-cell>
          <table:table-cell table:formula="of:=[.B46]+30" office:value-type="float" office:value="117">
            <text:p>117</text:p>
          </table:table-cell>
          <table:table-cell/>
          <table:table-cell table:formula="of:=[.F46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151">
            <text:p>151</text:p>
          </table:table-cell>
          <table:table-cell table:formula="of:=[.C47]/[.$D$5]" office:value-type="float" office:value="0.0622937293729373">
            <text:p>0.0622937294</text:p>
          </table:table-cell>
          <table:table-cell table:formula="of:=[.B47]+30" office:value-type="float" office:value="118">
            <text:p>118</text:p>
          </table:table-cell>
          <table:table-cell/>
          <table:table-cell table:formula="of:=[.F47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153">
            <text:p>153</text:p>
          </table:table-cell>
          <table:table-cell table:formula="of:=[.C48]/[.$D$5]" office:value-type="float" office:value="0.0631188118811881">
            <text:p>0.0631188119</text:p>
          </table:table-cell>
          <table:table-cell table:formula="of:=[.B48]+30" office:value-type="float" office:value="119">
            <text:p>119</text:p>
          </table:table-cell>
          <table:table-cell/>
          <table:table-cell table:formula="of:=[.F48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141">
            <text:p>141</text:p>
          </table:table-cell>
          <table:table-cell table:formula="of:=[.C49]/[.$D$5]" office:value-type="float" office:value="0.0581683168316832">
            <text:p>0.0581683168</text:p>
          </table:table-cell>
          <table:table-cell table:formula="of:=[.B49]+30" office:value-type="float" office:value="120">
            <text:p>120</text:p>
          </table:table-cell>
          <table:table-cell/>
          <table:table-cell table:formula="of:=[.F49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table:formula="of:=[.C50]/[.$D$5]" office:value-type="float" office:value="0.0482673267326733">
            <text:p>0.0482673267</text:p>
          </table:table-cell>
          <table:table-cell table:formula="of:=[.B50]+30" office:value-type="float" office:value="121">
            <text:p>121</text:p>
          </table:table-cell>
          <table:table-cell/>
          <table:table-cell table:formula="of:=[.F50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44">
            <text:p>144</text:p>
          </table:table-cell>
          <table:table-cell table:formula="of:=[.C51]/[.$D$5]" office:value-type="float" office:value="0.0594059405940594">
            <text:p>0.0594059406</text:p>
          </table:table-cell>
          <table:table-cell table:formula="of:=[.B51]+30" office:value-type="float" office:value="122">
            <text:p>122</text:p>
          </table:table-cell>
          <table:table-cell/>
          <table:table-cell table:formula="of:=[.F51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38">
            <text:p>138</text:p>
          </table:table-cell>
          <table:table-cell table:formula="of:=[.C52]/[.$D$5]" office:value-type="float" office:value="0.0569306930693069">
            <text:p>0.0569306931</text:p>
          </table:table-cell>
          <table:table-cell table:formula="of:=[.B52]+30" office:value-type="float" office:value="123">
            <text:p>123</text:p>
          </table:table-cell>
          <table:table-cell/>
          <table:table-cell table:formula="of:=[.F52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  <table:table-cell table:formula="of:=[.C53]/[.$D$5]" office:value-type="float" office:value="0.054042904290429">
            <text:p>0.0540429043</text:p>
          </table:table-cell>
          <table:table-cell table:formula="of:=[.B53]+30" office:value-type="float" office:value="124">
            <text:p>124</text:p>
          </table:table-cell>
          <table:table-cell/>
          <table:table-cell table:formula="of:=[.F53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table:formula="of:=[.C54]/[.$D$5]" office:value-type="float" office:value="0.0445544554455446">
            <text:p>0.0445544554</text:p>
          </table:table-cell>
          <table:table-cell table:formula="of:=[.B54]+30" office:value-type="float" office:value="125">
            <text:p>125</text:p>
          </table:table-cell>
          <table:table-cell/>
          <table:table-cell table:formula="of:=[.F54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31">
            <text:p>131</text:p>
          </table:table-cell>
          <table:table-cell table:formula="of:=[.C55]/[.$D$5]" office:value-type="float" office:value="0.054042904290429">
            <text:p>0.0540429043</text:p>
          </table:table-cell>
          <table:table-cell table:formula="of:=[.B55]+30" office:value-type="float" office:value="126">
            <text:p>126</text:p>
          </table:table-cell>
          <table:table-cell/>
          <table:table-cell table:formula="of:=[.F55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  <table:table-cell table:formula="of:=[.C56]/[.$D$5]" office:value-type="float" office:value="0.0486798679867987">
            <text:p>0.048679868</text:p>
          </table:table-cell>
          <table:table-cell table:formula="of:=[.B56]+30" office:value-type="float" office:value="127">
            <text:p>127</text:p>
          </table:table-cell>
          <table:table-cell/>
          <table:table-cell table:formula="of:=[.F56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146">
            <text:p>146</text:p>
          </table:table-cell>
          <table:table-cell table:formula="of:=[.C57]/[.$D$5]" office:value-type="float" office:value="0.0602310231023102">
            <text:p>0.0602310231</text:p>
          </table:table-cell>
          <table:table-cell table:formula="of:=[.B57]+30" office:value-type="float" office:value="128">
            <text:p>128</text:p>
          </table:table-cell>
          <table:table-cell/>
          <table:table-cell table:formula="of:=[.F57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table:formula="of:=[.C58]/[.$D$5]" office:value-type="float" office:value="0.0511551155115512">
            <text:p>0.0511551155</text:p>
          </table:table-cell>
          <table:table-cell table:formula="of:=[.B58]+30" office:value-type="float" office:value="129">
            <text:p>129</text:p>
          </table:table-cell>
          <table:table-cell/>
          <table:table-cell table:formula="of:=[.F58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51">
            <text:p>151</text:p>
          </table:table-cell>
          <table:table-cell table:formula="of:=[.C59]/[.$D$5]" office:value-type="float" office:value="0.0622937293729373">
            <text:p>0.0622937294</text:p>
          </table:table-cell>
          <table:table-cell table:formula="of:=[.B59]+30" office:value-type="float" office:value="130">
            <text:p>130</text:p>
          </table:table-cell>
          <table:table-cell/>
          <table:table-cell table:formula="of:=[.F59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table:formula="of:=[.C60]/[.$D$5]" office:value-type="float" office:value="0.0391914191419142">
            <text:p>0.0391914191</text:p>
          </table:table-cell>
          <table:table-cell table:formula="of:=[.B60]+30" office:value-type="float" office:value="131">
            <text:p>131</text:p>
          </table:table-cell>
          <table:table-cell/>
          <table:table-cell table:formula="of:=[.F60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formula="of:=[.C61]/[.$D$5]" office:value-type="float" office:value="0">
            <text:p>0</text:p>
          </table:table-cell>
          <table:table-cell table:formula="of:=[.B61]+30" office:value-type="float" office:value="132">
            <text:p>132</text:p>
          </table:table-cell>
          <table:table-cell/>
          <table:table-cell table:formula="of:=[.F61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formula="of:=[.C62]/[.$D$5]" office:value-type="float" office:value="0">
            <text:p>0</text:p>
          </table:table-cell>
          <table:table-cell table:formula="of:=[.B62]+30" office:value-type="float" office:value="133">
            <text:p>133</text:p>
          </table:table-cell>
          <table:table-cell/>
          <table:table-cell table:formula="of:=[.F62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formula="of:=[.C63]/[.$D$5]" office:value-type="float" office:value="0">
            <text:p>0</text:p>
          </table:table-cell>
          <table:table-cell table:formula="of:=[.B63]+30" office:value-type="float" office:value="134">
            <text:p>134</text:p>
          </table:table-cell>
          <table:table-cell/>
          <table:table-cell table:formula="of:=[.F63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formula="of:=[.C64]/[.$D$5]" office:value-type="float" office:value="0">
            <text:p>0</text:p>
          </table:table-cell>
          <table:table-cell table:formula="of:=[.B64]+30" office:value-type="float" office:value="135">
            <text:p>135</text:p>
          </table:table-cell>
          <table:table-cell/>
          <table:table-cell table:formula="of:=[.F64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formula="of:=[.C65]/[.$D$5]" office:value-type="float" office:value="0">
            <text:p>0</text:p>
          </table:table-cell>
          <table:table-cell table:formula="of:=[.B65]+30" office:value-type="float" office:value="136">
            <text:p>136</text:p>
          </table:table-cell>
          <table:table-cell/>
          <table:table-cell table:formula="of:=[.F65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formula="of:=[.C66]/[.$D$5]" office:value-type="float" office:value="0">
            <text:p>0</text:p>
          </table:table-cell>
          <table:table-cell table:formula="of:=[.B66]+30" office:value-type="float" office:value="137">
            <text:p>137</text:p>
          </table:table-cell>
          <table:table-cell/>
          <table:table-cell table:formula="of:=[.F66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formula="of:=[.C67]/[.$D$5]" office:value-type="float" office:value="0">
            <text:p>0</text:p>
          </table:table-cell>
          <table:table-cell table:formula="of:=[.B67]+30" office:value-type="float" office:value="138">
            <text:p>138</text:p>
          </table:table-cell>
          <table:table-cell/>
          <table:table-cell table:formula="of:=[.F67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formula="of:=[.C68]/[.$D$5]" office:value-type="float" office:value="0">
            <text:p>0</text:p>
          </table:table-cell>
          <table:table-cell table:formula="of:=[.B68]+30" office:value-type="float" office:value="139">
            <text:p>139</text:p>
          </table:table-cell>
          <table:table-cell/>
          <table:table-cell table:formula="of:=[.F68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formula="of:=[.C69]/[.$D$5]" office:value-type="float" office:value="0">
            <text:p>0</text:p>
          </table:table-cell>
          <table:table-cell table:formula="of:=[.B69]+30" office:value-type="float" office:value="140">
            <text:p>140</text:p>
          </table:table-cell>
          <table:table-cell/>
          <table:table-cell table:formula="of:=[.F69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[.C70]/[.$D$5]" office:value-type="float" office:value="0">
            <text:p>0</text:p>
          </table:table-cell>
          <table:table-cell table:formula="of:=[.B70]+30" office:value-type="float" office:value="141">
            <text:p>141</text:p>
          </table:table-cell>
          <table:table-cell/>
          <table:table-cell table:formula="of:=[.F70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formula="of:=[.C71]/[.$D$5]" office:value-type="float" office:value="0">
            <text:p>0</text:p>
          </table:table-cell>
          <table:table-cell table:formula="of:=[.B71]+30" office:value-type="float" office:value="142">
            <text:p>142</text:p>
          </table:table-cell>
          <table:table-cell/>
          <table:table-cell table:formula="of:=[.F71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formula="of:=[.C72]/[.$D$5]" office:value-type="float" office:value="0">
            <text:p>0</text:p>
          </table:table-cell>
          <table:table-cell table:formula="of:=[.B72]+30" office:value-type="float" office:value="143">
            <text:p>143</text:p>
          </table:table-cell>
          <table:table-cell/>
          <table:table-cell table:formula="of:=[.F72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formula="of:=[.C73]/[.$D$5]" office:value-type="float" office:value="0">
            <text:p>0</text:p>
          </table:table-cell>
          <table:table-cell table:formula="of:=[.B73]+30" office:value-type="float" office:value="144">
            <text:p>144</text:p>
          </table:table-cell>
          <table:table-cell/>
          <table:table-cell table:formula="of:=[.F73]/[.$G$5]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float" office:value="115">
            <text:p>115</text:p>
          </table:table-cell>
          <table:table-cell table:style-name="ce12" office:value-type="float" office:value="0">
            <text:p>0</text:p>
          </table:table-cell>
          <table:table-cell table:style-name="ce17" table:formula="of:=[.C74]/[.$D$5]" office:value-type="float" office:value="0">
            <text:p>0</text:p>
          </table:table-cell>
          <table:table-cell table:style-name="ce7" table:formula="of:=[.B74]+30" office:value-type="float" office:value="145">
            <text:p>145</text:p>
          </table:table-cell>
          <table:table-cell table:style-name="ce12"/>
          <table:table-cell table:style-name="ce17" table:formula="of:=[.F74]/[.$G$5]" office:value-type="float" office:value="0">
            <text:p>0</text:p>
          </table:table-cell>
          <table:table-cell table:number-columns-repeated="1017"/>
        </table:table-row>
      </table:table>
      <table:table table:name="Data" table:style-name="ta1" table:print="false">
        <table:table-source xlink:type="simple" xlink:href="../data/damage.csv" table:table-name="Sheet1" table:filter-name="Text - txt - csv (StarCalc)" table:filter-options="9/59/44/32,34,ANSI,1,,0,false,true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amage</text:p>
          </table:table-cell>
          <table:table-cell office:value-type="string">
            <text:p>Self-Damag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2/19/2014</text:date>, <text:time>20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date>2014-12-19T20:40:50.10</dc:date>
    <meta:editing-duration>P2DT9H26M58S</meta:editing-duration>
    <meta:editing-cycles>7</meta:editing-cycles>
    <meta:document-statistic meta:table-count="2" meta:cell-count="7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27cm" svg:height="12.726cm" xlink:href=".." xlink:type="simple" chart:class="chart:bar" chart:style-name="ch1">
        <chart:title svg:x="4.893cm" svg:y="0.39cm" chart:style-name="ch2">
          <text:p>Frequency of RPG Damage At Player Origin</text:p>
        </chart:title>
        <chart:legend chart:legend-position="end" svg:x="15.76cm" svg:y="5.817cm" chart:style-name="ch3"/>
        <chart:plot-area chart:style-name="ch4" table:cell-range-address="Analysis.B9:Analysis.B74 Analysis.B3:Analysis.B3 Analysis.D9:Analysis.D74 Analysis.E3:Analysis.E3 Analysis.G9:Analysis.G74" chart:data-source-has-labels="both" svg:x="0.694cm" svg:y="1.288cm" svg:width="14.861cm" svg:height="10.125cm">
          <chartooo:coordinate-region svg:x="1.606cm" svg:y="1.5cm" svg:width="13.949cm" svg:height="8.816cm"/>
          <chart:axis chart:dimension="x" chart:name="primary-x" chart:style-name="ch5">
            <chart:title svg:x="7.432cm" svg:y="11.668cm" chart:style-name="ch6">
              <text:p>Damage</text:p>
            </chart:title>
            <chart:categories table:cell-range-address="Analysis.B9:Analysis.B74"/>
          </chart:axis>
          <chart:axis chart:dimension="y" chart:name="primary-y" chart:style-name="ch7">
            <chart:title svg:x="0.001cm" svg:y="7.161cm" chart:style-name="ch8">
              <text:p>Frequency</text:p>
            </chart:title>
            <chart:grid chart:style-name="ch9" chart:class="major"/>
          </chart:axis>
          <chart:series chart:style-name="ch10" chart:values-cell-range-address="Analysis.D9:Analysis.D74" chart:label-cell-address="Analysis.B3:Analysis.B3" chart:class="chart:bar">
            <chart:data-point chart:repeated="66"/>
          </chart:series>
          <chart:series chart:style-name="ch11" chart:values-cell-range-address="Analysis.G9:Analysis.G74" chart:label-cell-address="Analysis.E3:Analysis.E3" chart:class="chart:bar">
            <chart:data-point chart:repeated="6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mage</text:p>
                <draw:g>
                  <svg:desc>Analysis.B3:Analysis.B3</svg:desc>
                </draw:g>
              </table:table-cell>
              <table:table-cell office:value-type="string">
                <text:p>Self-Damage</text:p>
                <draw:g>
                  <svg:desc>Analysis.E3:Analysis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Analysis.B9:Analysis.B74</svg:desc>
                </draw:g>
              </table:table-cell>
              <table:table-cell office:value-type="float" office:value="0">
                <text:p>0</text:p>
                <draw:g>
                  <svg:desc>Analysis.D9:Analysis.D74</svg:desc>
                </draw:g>
              </table:table-cell>
              <table:table-cell office:value-type="float" office:value="0">
                <text:p>0</text:p>
                <draw:g>
                  <svg:desc>Analysis.G9:Analysis.G74</svg:desc>
                </draw:g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458715596330275">
                <text:p>0.00458715596330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160550458715596">
                <text:p>0.01605504587155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376146788990826">
                <text:p>0.03761467889908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48394495412844">
                <text:p>0.048394495412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493119266055046">
                <text:p>0.0493119266055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708715596330275">
                <text:p>0.0708715596330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754587155963303">
                <text:p>0.07545871559633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722477064220183">
                <text:p>0.0722477064220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740825688073394">
                <text:p>0.0740825688073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715596330275229">
                <text:p>0.0715596330275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0743119266055046">
                <text:p>0.0743119266055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791284403669725">
                <text:p>0.0791284403669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720183486238532">
                <text:p>0.0720183486238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0756880733944954">
                <text:p>0.07568807339449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612385321100917">
                <text:p>0.0612385321100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497706422018349">
                <text:p>0.0497706422018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357798165137615">
                <text:p>0.0357798165137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023394495412844">
                <text:p>0.023394495412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0848623853211009">
                <text:p>0.008486238532110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02145214521452">
                <text:p>0.020214521452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52805280528053">
                <text:p>0.0552805280528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90924092409241">
                <text:p>0.0490924092409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77557755775578">
                <text:p>0.0577557755775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52805280528053">
                <text:p>0.0552805280528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22937293729373">
                <text:p>0.0622937293729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31188118811881">
                <text:p>0.063118811881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81683168316832">
                <text:p>0.058168316831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82673267326733">
                <text:p>0.048267326732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94059405940594">
                <text:p>0.059405940594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69306930693069">
                <text:p>0.056930693069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4042904290429">
                <text:p>0.054042904290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45544554455446">
                <text:p>0.044554455445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042904290429">
                <text:p>0.054042904290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6798679867987">
                <text:p>0.0486798679867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02310231023102">
                <text:p>0.060231023102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11551155115512">
                <text:p>0.051155115511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22937293729373">
                <text:p>0.0622937293729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1914191419142">
                <text:p>0.0391914191419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